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/>
  </office:font-face-decls>
  <office:automatic-styles>
	</office:automatic-styles>
  <office:body>
    <office:text text:use-soft-page-breaks="true">
      <text:h text:style-name="Title">Ahmed Vip Abo-Shadi</text:h>
      <text:p>
				Phone: 
				<text:a xlink:href="tel:+17144635142"> +1 (714) 463 5142</text:a>
			</text:p>
      <text:p>
				GitHub: 
				<text:a xlink:href="http://www.github.com/Windows81"> www.github.com/Windows81 </text:a>
			</text:p>
      <text:p>
				Email: 
				<text:a xlink:href="mailto:aboshadi.n.ahmed@gmail.com"> aboshadi.n.ahmed@gmail.com </text:a>
			</text:p>
      <text:h text:style-name="Heading2">Skills</text:h>
      <text:p text:style-name="Normal">
				<!-- SKILLS START -->
				Node.JS; 
				HTML5/CSS3; 
				React; 
				MongoDB; 
				Roblox Lua(u); 
				Python; 
				FFmpeg; 
				Git; GitHub; 
				GNU/Linux; 
				Bash; 
				PowerShell; 
				C++; 
				Android/Linux; 
				Docker Compose; 
				PHP; 
				MySQL; 
				Documenting Stuff; 
				Affinity Photo; 
				FL Studio; 
				Microsoft Office; 
				OBS Studio; 
				Filmora 13; 
				Blender; 
				VS Code; 
				OpenDocument; 
				<!-- SKILLS END -->
			 </text:p>
      <text:h text:style-name="Heading2">Education</text:h>
      <!-- EDUCATION START -->
      <text:h text:style-name="Heading3">California State University, Fullerton (prospective)</text:h>
      <text:p text:style-name="Normal">Pursuing a MS in Computer Engineering</text:p>
      <text:p text:style-name="Normal">Investing in a stronger emphasis in computer hardware</text:p>
      <text:h text:style-name="Heading3">University of California, Irvine (March 2024)</text:h>
      <text:p text:style-name="Normal">Completed a BS in Software Engineering with a GPA of 3.671</text:p>
      <text:p text:style-name="Normal">Enrolled at the school of Informatics &amp; Computer Science</text:p>
      <text:p text:style-name="Normal">Participated at ACM; devised and presented solutions for LeetCode problems</text:p>
      <text:p text:style-name="Normal">Started course track for an MSE in Computer Engineering at CSUF</text:p>
      <text:h text:style-name="Heading3">Santiago Canyon College (May 2020)</text:h>
      <text:p text:style-name="Normal">Majored in Computer Science; graduated with an AA in Liberal Arts</text:p>
      <text:p text:style-name="Normal">Re-took courses in data structures; enrolled in STEM Academy</text:p>
      <text:p text:style-name="Normal">Earnt a 4.0 GPA for major-related courses</text:p>
      <!-- EDUCATION END -->
      <text:h text:style-name="Heading2">Work</text:h>
      <!-- WORK START -->
      <text:h text:style-name="Heading3">Front-end Developer at GameIn (Sep 2023 - Mar 2024)</text:h>
      <text:p text:style-name="Normal">a tool to match e-sports streamers and financial sponsors</text:p>
      <text:p text:style-name="Normal">Implemented mobile-responsive pages using Next.js (and thus React) from existing mockups, enhancing user experience.</text:p>
      <text:p text:style-name="Normal">Collaborated directly with developers and C-suite personnel to gather requirements and ensure alignment with business objectives.</text:p>
      <text:p text:style-name="Normal">Contributed to building and presenting a team-wide slide deck in Google Slides, utilizing Figma for design consistency.</text:p>
      <text:h text:style-name="Heading3">Contracted Graphic Designer @ Islamic Institute of Orange County (Apr 2016 - Present)</text:h>
      <text:p text:style-name="Normal">et al.</text:p>
      <text:p text:style-name="Normal">Advertised social events with non-profits, e.g. Islamic Institute of Orange County and Sabil USA, utilizing data-driven design strategies.</text:p>
      <text:p text:style-name="Normal">Designed real-estate marketing materials for Berkshire Hathaway agents, focusing on effective communication of key messages.</text:p>
      <text:p text:style-name="Normal">Commissioned to design over 20 event fliers for non-profit organizations, ensuring alignment with branding and audience engagement.</text:p>
      <text:h text:style-name="Heading3">Internship @ CSU Fullerton (Sep 2017 - May 2018)</text:h>
      <text:p text:style-name="Normal">under the Val Tech Program</text:p>
      <text:p text:style-name="Normal">Assisted in the development of a brain-computer interface with graduate students, applying analytical skills to support research objectives.</text:p>
      <text:p text:style-name="Normal">Designed user interface for mock-up calibration procedure, enhancing usability and user experience.</text:p>
      <text:p text:style-name="Normal">Project coordinated by Professor Kiran George, PhD, fostering collaboration and communication skills.</text:p>
      <text:h text:style-name="Heading3">Professional Engineering Course Center (Jun 2015 - Present)</text:h>
      <text:p text:style-name="Normal">(on call)</text:p>
      <text:p text:style-name="Normal">Consulted in provisioning GNU/Linux file servers for office use using Ubuntu and Samba, enhancing data management capabilities.</text:p>
      <text:p text:style-name="Normal">Assisted in architectural and structural design plans of commercial and industrial sites, applying analytical thinking to design challenges.</text:p>
      <text:h text:style-name="Heading3">Raising Cane's; El Pollo Loco (Aug 2019 - Jun 2021)</text:h>
      <text:p text:style-name="Normal">(customer service, part-time)</text:p>
      <text:p text:style-name="Normal">Effectively communicated with customers and team members in a fast-paced environment, enhancing customer satisfaction.</text:p>
      <text:p text:style-name="Normal">Assumed different roles within the restaurant to support overall operations, demonstrating flexibility and teamwork.</text:p>
      <text:p text:style-name="Normal">Handled cash transactions and utilized point-of-sale systems, ensuring accurate financial reporting.</text:p>
      <text:p text:style-name="Normal">Addressed customer concerns and resolved issues in a positive and efficient manner, contributing to a positive customer experience.</text:p>
      <text:p text:style-name="Normal">Analyzed pricing schemes according to market value, applying basic data analysis skills to support business decisions.</text:p>
      <!-- WORK END -->
      <text:h text:style-name="Heading2">Projects</text:h>
      <!-- PROJECTS START -->
      <text:h text:style-name="Heading3">Rōblox Freedom Distribution (Jul 2023 - current)</text:h>
      <text:p text:style-name="Normal">https://github.com/Windows81/Roblox-Freedom-Distribution</text:p>
      <text:p text:style-name="Normal">Rōblox Freedom Distribution is a streamlined culmination of research to allow users to host and join Rōblox servers in a local- or wide-area network.</text:p>
      <text:p text:style-name="Normal">Developed a Python bootstrapper for clients and servers, enhancing data connectivity and integration.</text:p>
      <text:p text:style-name="Normal">Collaborated with a cross-functional team to improve functionality through code reviews and feature development.</text:p>
      <text:p text:style-name="Normal">Conducted compliance audits to ensure fair-use practices, aligning with data governance standards.</text:p>
      <text:h text:style-name="Heading3">Bring Back Buffets (Mar 2021 - Apr 2021)</text:h>
      <text:p text:style-name="Normal">https://github.com/Windows81/Bring-Back-Buffets</text:p>
      <text:p text:style-name="Normal">Bring Back Buffets was a mobile web app written in JavaScript aimed at reviving buffets that had to close due to Covid. This project's user-interaction model drew inspiration from how Korean barbecue establishments operate.</text:p>
      <text:p text:style-name="Normal">Engineered user interfaces for customers, cashiers, and kitchen staff, focusing on user experience and data flow.</text:p>
      <text:p text:style-name="Normal">Streamlined the Covid dining experience with mobile-device ordering, enhancing customer satisfaction metrics.</text:p>
      <text:p text:style-name="Normal">Developed a cashier system for efficient order tracking, utilizing data analytics for operational improvements.</text:p>
      <text:h text:style-name="Heading3">GoAnimate Wrapper (Dec 2019 - Nov 2020)</text:h>
      <text:p text:style-name="Normal">https://github.com/GoAnimate-Wrapper/GoAnimate-Wrapper</text:p>
      <text:p text:style-name="Normal">GoAnimate Wrapper is a locally-hosted project with product features to interop with Vyond's Legacy Video Maker. With a team of community experts, Wrapper became my most significant production-level full-stack web infrastructure project.</text:p>
      <text:p text:style-name="Normal">Created and scaled a modern Node.JS interface, replicating back-end functionalities and improving data processing efficiency.</text:p>
      <text:p text:style-name="Normal">Analyzed legacy ActionScript code to enhance data interoperability and user engagement.</text:p>
      <text:p text:style-name="Normal">Delivered hundreds of engaging video experiences, utilizing data insights to drive content creation strategies.</text:p>
      <text:h text:style-name="Heading3">Rōblox Script Executor (Jul 2022 - May 2023)</text:h>
      <text:p text:style-name="Normal">https://github.com/Windows81/Roblox-Script-Executor-CLI</text:p>
      <text:p text:style-name="Normal">Rōblox Script Executor was a command-line interface facilitating script execution on Rōblox.</text:p>
      <text:p text:style-name="Normal">Constructed custom syntax for script execution in Luau, improving user interaction with data-driven scripts.</text:p>
      <text:p text:style-name="Normal">Introduced per-script parameterization for user ease, enhancing the overall user experience.</text:p>
      <text:p text:style-name="Normal">Created a repository of 142 predefined scripts, incorporating documentation for data usage best practices.</text:p>
      <text:h text:style-name="Heading3">Tubeup (Aug 2023)</text:h>
      <text:p text:style-name="Normal">https://github.com/bibanon/tubeup</text:p>
      <text:p text:style-name="Normal">Tubeup is a project I reviewed and contributed code to re-upload videos from my YouTube channel to the Internet Archive.</text:p>
      <text:p text:style-name="Normal">Addressed bugs within a payload of 234 YouTube videos, applying data analysis to identify and resolve issues.</text:p>
      <text:p text:style-name="Normal">Implemented fixes on GitHub to account for deleted assets, ensuring data integrity and availability.</text:p>
      <text:p text:style-name="Normal">Utilized yt-dlp's Python interface to streamline data retrieval processes.</text:p>
      <text:h text:style-name="Heading3">Screwdja-YuJa (Dec 2022)</text:h>
      <text:p text:style-name="Normal">https://github.com/Windows81/Screwdja-YuJa</text:p>
      <text:p text:style-name="Normal">Screwdja-YuJa addressed a severe vulnerability in YuJa's API that I identified and reported.</text:p>
      <text:p text:style-name="Normal">Led the effort to release a major security patch within 48 hours, demonstrating problem-solving and technical skills.</text:p>
      <text:p text:style-name="Normal">Analyzed saved videos and metadata, ensuring data security and compliance with best practices.</text:p>
      <text:h text:style-name="Heading3">Time is Musical (May 2021 - Feb 2022)</text:h>
      <text:p text:style-name="Normal">https://github.com/Windows81/Time-Is-Musical</text:p>
      <text:p text:style-name="Normal">Time is Musical is a musical adaptation of the WWV time station.</text:p>
      <text:p text:style-name="Normal">Streamed live on YouTube using FFmpeg's lavfi filter, applying data analysis to optimize streaming parameters.</text:p>
      <text:p text:style-name="Normal">Mastered, mixed, and reproduced a composition of five tracks, utilizing data-driven techniques for sound quality enhancement.</text:p>
      <text:p text:style-name="Normal">Developed an algorithm to uniquely select playing loops per minute, showcasing advanced data manipulation skills.</text:p>
      <text:h text:style-name="Heading3">Webhooky (Feb 2018 - Sep 2019)</text:h>
      <text:p text:style-name="Normal">https://github.com/Windows81/Playing-Webhooky</text:p>
      <text:p text:style-name="Normal">Webhooky was a lightweight, database-driven webhook proxy for Rōblox games interacting with Discord's webhook API.</text:p>
      <text:p text:style-name="Normal">Utilized PHP, SQL (MySQL), and PHPMyAdmin to process and store request logs, enhancing data management capabilities.</text:p>
      <text:p text:style-name="Normal">Empowered over 200 game developers to transfer data to Discord, demonstrating the impact of data integration solutions.</text:p>
      <text:p text:style-name="Normal">Monitored and tracked infrastructure usage stats on cPanel, applying data analytics for performance optimization.</text:p>
      <text:h text:style-name="Heading3">Rōblox Custom Catalogue (Jun 2021 - May 2022)</text:h>
      <text:p text:style-name="Normal">https://www.roblox.com/games/7073192492/UGC-Spr</text:p>
      <text:p text:style-name="Normal">Rōblox Custom Catalogue was a prospective Free marketplace licensed under GNU GPL.</text:p>
      <text:p text:style-name="Normal">Designed a user interface using Rōblox Studio, focusing on data presentation and user engagement.</text:p>
      <text:p text:style-name="Normal">Enabled users to sell hats,</text:p>
      <!-- PROJECTS END 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 svg:panose-1="2 11 6 9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imHei" svg:font-family="SimHei" style:font-family-generic="modern" style:font-pitch="fixed" svg:panose-1="2 1 6 9 6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onsolas" fo:font-weight="normal" fo:font-style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fo:background-color="transparent" style:text-underline-type="none" style:text-underline-color="font-color" style:text-emphasize="none" fo:language="en" fo:country="GB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Consolas" fo:color="#2F5496" fo:font-size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6pt" fo:hyphenate="false"/>
    </style:style>
    <style:style style:name="Heading3" style:display-name="Heading 3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onsolas" fo:color="#2F5496" fo:font-size="13pt"/>
    </style:style>
    <style:style style:name="Heading1Char" style:display-name="Heading 1 Char" style:family="text" style:parent-style-name="DefaultParagraphFont">
      <style:text-properties style:font-name="Consolas" fo:color="#2F5496" fo:font-size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NAME</meta:initial-creator>
    <dc:creator>VisualPlugin VisualPlugin</dc:creator>
    <meta:creation-date>2025-03-03T08:08:00Z</meta:creation-date>
    <dc:date>2025-03-03T08:08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6" meta:row-count="1" meta:non-whitespace-character-count="15"/>
  </office:meta>
</office:document-meta>
</file>